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43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5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Pauline H. Rosenberg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April 30, 1894</text:p>
      <text:p text:style-name="P6">Month<text:tab/><text:tab/><text:tab/><text:tab/><text:tab/><text:tab/>April</text:p>
      <text:p text:style-name="P6">Year<text:tab/><text:tab/><text:tab/><text:tab/><text:tab/><text:tab/>1894</text:p>
      <text:p text:style-name="P6">Hebrew Date<text:tab/><text:tab/><text:tab/><text:tab/><text:tab/></text:p>
      <text:p text:style-name="P6">Undated</text:p>
      <text:p text:style-name="P6">City<text:tab/><text:tab/><text:tab/><text:tab/><text:tab/><text:tab/>Allegheny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MRS. H. SOLOMON, PRES./<text:tab/><text:tab/><text:tab/><text:tab/>MISS SADIE AMERICAN, SEC'Y./</text:p>
      <text:p text:style-name="P3"><text:tab/>4060 LAKE AVE., CHICAGO.<text:tab/><text:tab/><text:tab/><text:tab/>3130 VERNON AVE., CHICAGO./</text:p>
      <text:p text:style-name="P2">MRS. P. H. ROSENBERG, Vice President/</text:p>
      <text:p text:style-name="P2">For PENNSYLVANIA./</text:p>
      <text:p text:style-name="P2">16 Liberty Street, Allegheny, Pa./</text:p>
      <text:p text:style-name="P2">National Council of Jewish Women/</text:p>
      <text:p text:style-name="P4"><text:span text:style-name="T2">Chicago,</text:span> Allegheny April 30, 1894./</text:p>
      <text:p text:style-name="P3">Rev. Dr. Morais:/</text:p>
      <text:p text:style-name="P3"><text:tab/>Dear Sir,/</text:p>
      <text:p text:style-name="P3"><text:tab/><text:tab/>Enclosed please find a circular letter explanatory/ of, as well as Constitution of the National Council of Jewish Women./ <text:s/>As state organizer I am anxious to have your co-operation and/ assistance especially as I understand you to be interested and thoroughly/ in accord with this movement. <text:s/>I have communicated with Miss Mary Cohen/ of your city who was an Essayist at the Religious Congress. <text:s/>I thought/ perhaps she, with the Committee on delegates for the Congress last <text:soft-page-break/>Fall, the/ Delegates to the Congress, and any other ladies of influence whom you/ might suggest could with your kind assistance form a Committee/ of Organization. <text:s/>I hope to be in Philadelphia during the/ Convention of Women's Clubs May 9th to 11th inclusive and during that/ time would be pleased to confer with you or the ladies if they so/ desire, it is also possible that Mrs. H. Solomon of Chicago will be there at/ the same time./</text:p>
      <text:p text:style-name="P3"><text:tab/>Thanking you in advance for any trouble this may/ occasion you./ <text:s/>Yours sincerely/ Pauline H. Rosenberg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1T12:16:05</meta:creation-date>
    <dc:date>2011-12-21T12:36:48.85</dc:date>
    <dc:creator>Penn Libraries</dc:creator>
    <meta:editing-duration>PT00H05M3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381" meta:character-count="2585"/>
  </office:meta>
</office:document-meta>
</file>